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loext:graphic-properties draw:fill="solid" draw:fill-color="#ffffff"/>
      <style:paragraph-properties fo:margin-top="0in" fo:margin-bottom="0.0417in" loext:contextual-spacing="false" fo:background-color="#ffffff"/>
    </style:style>
    <style:style style:name="P3" style:family="paragraph" style:parent-style-name="Standard">
      <loext:graphic-properties draw:fill="solid" draw:fill-color="#ffffff"/>
      <style:paragraph-properties fo:margin-top="0in" fo:margin-bottom="0.0417in" loext:contextual-spacing="false" fo:background-color="#ffffff"/>
      <style:text-properties fo:color="#2a2e2e" style:font-name="Arial" fo:font-size="12pt" style:font-size-asian="12pt" style:font-name-complex="Arial1" style:font-size-complex="12pt"/>
    </style:style>
    <style:style style:name="P4" style:family="paragraph" style:parent-style-name="Standard">
      <loext:graphic-properties draw:fill="solid" draw:fill-color="#ffffff"/>
      <style:paragraph-properties fo:margin-top="0in" fo:margin-bottom="0.0417in" loext:contextual-spacing="false" fo:background-color="#ffffff"/>
      <style:text-properties fo:color="#222222" style:font-name="Arial" fo:font-size="12pt" style:font-name-asian="Times New Roman" style:font-size-asian="12pt" style:font-name-complex="Arial1" style:font-size-complex="12pt"/>
    </style:style>
    <style:style style:name="P5" style:family="paragraph" style:parent-style-name="Standard" style:list-style-name="WWNum1">
      <loext:graphic-properties draw:fill="solid" draw:fill-color="#ffffff"/>
      <style:paragraph-properties fo:margin-left="0in" fo:margin-right="0in" fo:margin-top="0in" fo:margin-bottom="0.0417in" loext:contextual-spacing="false" fo:text-indent="-0.25in" style:auto-text-indent="false" fo:background-color="#ffffff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style:font-name="Arial" fo:font-size="12pt" style:font-size-asian="12pt" style:font-name-complex="Arial1" style:font-size-complex="12pt"/>
    </style:style>
    <style:style style:name="P8" style:family="paragraph" style:parent-style-name="Standard">
      <loext:graphic-properties draw:fill="solid" draw:fill-color="#ffffff"/>
      <style:paragraph-properties fo:margin-left="0.5in" fo:margin-right="0in" fo:margin-top="0in" fo:margin-bottom="0.0417in" loext:contextual-spacing="false" fo:text-indent="0.5in" style:auto-text-indent="false" fo:background-color="#ffffff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style:font-name="Arial" fo:font-size="12pt" style:font-size-asian="12pt" style:font-name-complex="Arial1" style:font-size-complex="12pt"/>
    </style:style>
    <style:style style:name="T3" style:family="text">
      <style:text-properties fo:color="#2a2e2e" style:font-name="Arial" fo:font-size="12pt" style:font-size-asian="12pt" style:font-name-complex="Arial1" style:font-size-complex="12pt"/>
    </style:style>
    <style:style style:name="T4" style:family="text">
      <style:text-properties fo:color="#2a2e2e"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fo:color="#2a2e2e" style:font-name="Arial" fo:font-size="12pt" fo:background-color="#fff200" loext:char-shading-value="0" style:font-size-asian="12pt" style:font-name-complex="Arial1" style:font-size-complex="12pt"/>
    </style:style>
    <style:style style:name="T6" style:family="text">
      <style:text-properties fo:color="#2a2e2e" style:font-name="Arial" fo:font-size="12pt" fo:background-color="#fff200" loext:char-shading-value="0" style:font-size-asian="12pt" style:font-name-complex="Arial1" style:font-size-complex="12pt"/>
    </style:style>
    <style:style style:name="T7" style:family="text">
      <style:text-properties fo:color="#222222" style:font-name="Arial" fo:font-size="12pt" style:font-name-asian="Times New Roman" style:font-size-asian="12pt" style:font-name-complex="Arial1" style:font-size-complex="12pt"/>
    </style:style>
    <style:style style:name="T8" style:family="text">
      <style:text-properties fo:color="#222222" style:font-name="Arial" fo:font-size="12pt" fo:font-weight="bold" style:font-name-asian="Times New Roman" style:font-size-asian="12pt" style:font-weight-asian="bold" style:font-name-complex="Arial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PSC332 Final Project</text:span></text:p>
      <text:p text:style-name="Standard"><text:span text:style-name="T2">Due 12/9</text:span></text:p>
      <text:p text:style-name="P1"/>
      <text:p text:style-name="Standard"><text:span text:style-name="T3">Part 1 Due 11/18 <text:s text:c="2"/>20% of Project grade</text:span></text:p>
      <text:p text:style-name="Standard"><text:span text:style-name="T3">Design an E-R Diagram for an Art Gallery. Gallery keeps information about:</text:span></text:p>
      <text:p text:style-name="Standard"><text:span text:style-name="T4">Artist</text:span><text:span text:style-name="T3"> their Name(unique), Phone, Address, Birth place, Age &amp; Style of Art, </text:span></text:p>
      <text:p text:style-name="Standard"><text:span text:style-name="T4">Art Work</text:span><text:span text:style-name="T3">, Artist, Unique title, Type of art, date of creation if known </text:span><text:span text:style-name="T6">(can be NULL),</text:span><text:span text:style-name="T3"> date acquired by gallery, Price, location (Blue Room, Front Room, Basement, etc.)</text:span></text:p>
      <text:p text:style-name="Standard"><text:span text:style-name="T4">Customer</text:span><text:span text:style-name="T3">, Customer Number, Phone, Art preferences</text:span></text:p>
      <text:p text:style-name="Standard"><text:span text:style-name="T4">Art shows, </text:span><text:span text:style-name="T3">Artist, date and time, location, contact, contact phone</text:span></text:p>
      <text:p text:style-name="P1"/>
      <text:p text:style-name="Standard"><text:span text:style-name="T2">Part 2 Due 12/2 <text:s/>30% of project grade</text:span></text:p>
      <text:p text:style-name="P2"><text:span text:style-name="T3">Make a database from the art gallery ER assignment that you have already submitted. <text:s/>You may, if you wish, expand the earlier ER. <text:s/>Then, being creative, populate each table with at least 4 tuples each.</text:span></text:p>
      <text:p text:style-name="P3"/>
      <text:p text:style-name="P2"><text:span text:style-name="T3">Submit printouts of both the populated tables, and the scripts used to accomplish them. <text:s/></text:span></text:p>
      <text:p text:style-name="P4"/>
      <text:p text:style-name="Standard"><text:span text:style-name="T3">Some Types include</text:span></text:p>
      <text:list xml:id="list3049243140" text:style-name="WWNum1">
        <text:list-item>
          <text:p text:style-name="P5"><text:span text:style-name="T7">Surrealism. ...</text:span></text:p>
        </text:list-item>
        <text:list-item>
          <text:p text:style-name="P5"><text:span text:style-name="T7">Conceptual Art. ...</text:span></text:p>
        </text:list-item>
        <text:list-item>
          <text:p text:style-name="P5"><text:span text:style-name="T7">Pop Art. ...</text:span></text:p>
        </text:list-item>
        <text:list-item>
          <text:p text:style-name="P5"><text:span text:style-name="T7">Photorealism. ...</text:span></text:p>
        </text:list-item>
        <text:list-item>
          <text:p text:style-name="P5"><text:span text:style-name="T7">Hyperrealism. ...</text:span></text:p>
        </text:list-item>
        <text:list-item>
          <text:p text:style-name="P5"><text:span text:style-name="T7">Minimalism. ...</text:span></text:p>
        </text:list-item>
        <text:list-item>
          <text:p text:style-name="P5"><text:span text:style-name="T3">Religious</text:span></text:p>
        </text:list-item>
        <text:list-item>
          <text:p text:style-name="P5"><text:span text:style-name="T3">Works of 19th century</text:span></text:p>
        </text:list-item>
        <text:list-item>
          <text:p text:style-name="P5"><text:span text:style-name="T3">Still Life</text:span></text:p>
        </text:list-item>
        <text:list-item>
          <text:p text:style-name="P5"><text:span text:style-name="T7">Pottery</text:span></text:p>
        </text:list-item>
        <text:list-item>
          <text:p text:style-name="P5"><text:span text:style-name="T7">Sculpture</text:span></text:p>
        </text:list-item>
      </text:list>
      <text:p text:style-name="P4"/>
      <text:p text:style-name="P2"><text:span text:style-name="T7">Part 3 Due 12/9 <text:s/>50% of project grade</text:span></text:p>
      <text:p text:style-name="Standard"><text:span text:style-name="T2">Access Gallery Database Using a High-Level Language</text:span></text:p>
      <text:p text:style-name="Standard"><text:span text:style-name="T2">Acceptable Languages:</text:span></text:p>
      <text:p text:style-name="Standard"><text:span text:style-name="T2">C or any version (C++,C#, etc.)</text:span></text:p>
      <text:p text:style-name="Standard"><text:span text:style-name="T2">PHP</text:span></text:p>
      <text:p text:style-name="Standard"><text:span text:style-name="T2">XML</text:span></text:p>
      <text:p text:style-name="Standard"><text:span text:style-name="T2">Java</text:span></text:p>
      <text:p text:style-name="Standard"><text:span text:style-name="T2">Python</text:span></text:p>
      <text:p text:style-name="P1"/>
      <text:p text:style-name="Standard"><text:span text:style-name="T2">Write an application that allows a user to:</text:span></text:p>
      <text:p text:style-name="Standard"><text:span text:style-name="T2"><text:tab/>Print records from the DB</text:span></text:p>
      <text:p text:style-name="Standard"><text:span text:style-name="T2"><text:tab/>Access any record based on attribute values</text:span></text:p>
      <text:p text:style-name="Standard"><text:soft-page-break/><text:span text:style-name="T2"><text:tab/>Sort a report according to art style </text:span></text:p>
      <text:p text:style-name="P7"/>
      <text:p text:style-name="P6"><text:span text:style-name="T2">Produce a second report showing customers whose art preference is the same as shown in any given art show. <text:s/>Include customer name and phone in report.</text:span></text:p>
      <text:p text:style-name="P1"/>
      <text:p text:style-name="Standard"><text:span text:style-name="T2">Program may use either dynamic or static sql, but static is preferred.</text:span></text:p>
      <text:p text:style-name="Standard"><text:span text:style-name="T2">Submit your program source and object code and a printout of query results.</text:span></text:p>
      <text:p text:style-name="P4"/>
      <text:p text:style-name="P2"><text:span text:style-name="T8">Grading Rubric</text:span></text:p>
      <text:p text:style-name="P2"><text:span text:style-name="T7">Part 1 – ER Diagram <text:s/>Due 11/18</text:span></text:p>
      <text:p text:style-name="P2"><text:span text:style-name="T7"><text:tab/>Show all required tables, Primary and foreign keys, and relationships <text:s/></text:span></text:p>
      <text:p text:style-name="P2"><text:span text:style-name="T7"><text:tab/>Diagrams must utilize software, such as MS Vizio or similar application, not hand drawn</text:span></text:p>
      <text:p text:style-name="P4"/>
      <text:p text:style-name="P2"><text:span text:style-name="T7">Part 2 – Create database and populate it. <text:s/>Due 12/2</text:span></text:p>
      <text:p text:style-name="P2"><text:span text:style-name="T7"><text:tab/>All tables conform to ER diagram submitted in part 1. <text:s/>If changes are required, resubmit part 1 </text:span></text:p>
      <text:p text:style-name="P2"><text:span text:style-name="T7"><text:tab/>Some styles should include more than one artist</text:span></text:p>
      <text:p text:style-name="P2"><text:span text:style-name="T7"><text:tab/><text:tab/>eg</text:span></text:p>
      <text:p text:style-name="P8"><text:span text:style-name="T7">Joe Jones – Sculpture</text:span></text:p>
      <text:p text:style-name="P2"><text:span text:style-name="T7"><text:tab/><text:tab/>Jane Smith - Sculpture</text:span></text:p>
      <text:p text:style-name="P4"/>
      <text:p text:style-name="P2"><text:span text:style-name="T7">Part 3 <text:s/>Due 12/9</text:span><text:bookmark text:name="_GoBack"/></text:p>
      <text:p text:style-name="P2"><text:span text:style-name="T7"><text:tab/>Program is properly documented (I believe good programming includes liberal commenting.) <text:s/>This becomes essential in businesses in which programs are maintained by someone other than the original programmer.</text:span></text:p>
      <text:p text:style-name="P2"><text:span text:style-name="T7">Report is complete</text:span></text:p>
      <text:p text:style-name="P2"><text:span text:style-name="T7">Report is properly formatted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Heckathorn</meta:initial-creator>
    <meta:editing-cycles>2</meta:editing-cycles>
    <meta:creation-date>2019-10-21T23:47:00</meta:creation-date>
    <dc:date>2019-11-07T16:16:59.619234926</dc:date>
    <meta:editing-duration>PT5M3S</meta:editing-duration>
    <meta:generator>LibreOffice/6.0.7.3$Linux_X86_64 LibreOffice_project/00m0$Build-3</meta:generator>
    <meta:document-statistic meta:table-count="0" meta:image-count="0" meta:object-count="0" meta:page-count="2" meta:paragraph-count="52" meta:word-count="393" meta:character-count="2327" meta:non-whitespace-character-count="19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